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7.54pt" svg:height="510.49pt" svg:x="590.85pt" svg:y="70.84pt">
            <loext:p draw:notify-on-update-of-ranges="Sheet1.D2:Sheet1.D39 Sheet1.E2:Sheet1.E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6.11pt" svg:height="507.49pt" svg:x="1018.52pt" svg:y="74.55pt">
            <loext:p draw:notify-on-update-of-ranges="Sheet1.G2:Sheet1.G39 Sheet1.H2:Sheet1.H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42102.5" calcext:value-type="float">
            <text:p>42102.5</text:p>
          </table:table-cell>
          <table:table-cell office:value-type="float" office:value="11003.6111" calcext:value-type="float">
            <text:p>11003.611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2373.8889" calcext:value-type="float">
            <text:p>42373.8889</text:p>
          </table:table-cell>
          <table:table-cell office:value-type="float" office:value="11108.6111" calcext:value-type="float">
            <text:p>11108.6111</text:p>
          </table:table-cell>
          <table:table-cell/>
          <table:table-cell office:value-type="float" office:value="42102.5" calcext:value-type="float">
            <text:p>42102.5</text:p>
          </table:table-cell>
          <table:table-cell office:value-type="float" office:value="11003.6111" calcext:value-type="float">
            <text:p>11003.6111</text:p>
          </table:table-cell>
          <table:table-cell/>
          <table:table-cell office:value-type="float" office:value="42195.5556" calcext:value-type="float">
            <text:p>42195.5556</text:p>
          </table:table-cell>
          <table:table-cell office:value-type="float" office:value="12058.3333" calcext:value-type="float">
            <text:p>12058.3333</text:p>
          </table:table-cell>
        </table:table-row>
        <table:table-row table:style-name="ro1">
          <table:table-cell office:value-type="float" office:value="42885.8333" calcext:value-type="float">
            <text:p>42885.8333</text:p>
          </table:table-cell>
          <table:table-cell office:value-type="float" office:value="11133.3333" calcext:value-type="float">
            <text:p>11133.3333</text:p>
          </table:table-cell>
          <table:table-cell/>
          <table:table-cell office:value-type="float" office:value="42373.8889" calcext:value-type="float">
            <text:p>42373.8889</text:p>
          </table:table-cell>
          <table:table-cell office:value-type="float" office:value="11108.6111" calcext:value-type="float">
            <text:p>11108.6111</text:p>
          </table:table-cell>
          <table:table-cell/>
          <table:table-cell office:value-type="float" office:value="41836.1111" calcext:value-type="float">
            <text:p>41836.1111</text:p>
          </table:table-cell>
          <table:table-cell office:value-type="float" office:value="11715.8333" calcext:value-type="float">
            <text:p>11715.8333</text:p>
          </table:table-cell>
        </table:table-row>
        <table:table-row table:style-name="ro1">
          <table:table-cell office:value-type="float" office:value="42712.5" calcext:value-type="float">
            <text:p>42712.5</text:p>
          </table:table-cell>
          <table:table-cell office:value-type="float" office:value="11155.8333" calcext:value-type="float">
            <text:p>11155.8333</text:p>
          </table:table-cell>
          <table:table-cell/>
          <table:table-cell office:value-type="float" office:value="42712.5" calcext:value-type="float">
            <text:p>42712.5</text:p>
          </table:table-cell>
          <table:table-cell office:value-type="float" office:value="11155.8333" calcext:value-type="float">
            <text:p>11155.8333</text:p>
          </table:table-cell>
          <table:table-cell/>
          <table:table-cell office:value-type="float" office:value="42106.3889" calcext:value-type="float">
            <text:p>42106.3889</text:p>
          </table:table-cell>
          <table:table-cell office:value-type="float" office:value="11511.3889" calcext:value-type="float">
            <text:p>11511.3889</text:p>
          </table:table-cell>
        </table:table-row>
        <table:table-row table:style-name="ro1">
          <table:table-cell office:value-type="float" office:value="42933.3333" calcext:value-type="float">
            <text:p>42933.3333</text:p>
          </table:table-cell>
          <table:table-cell office:value-type="float" office:value="11183.3333" calcext:value-type="float">
            <text:p>11183.3333</text:p>
          </table:table-cell>
          <table:table-cell/>
          <table:table-cell office:value-type="float" office:value="42885.8333" calcext:value-type="float">
            <text:p>42885.8333</text:p>
          </table:table-cell>
          <table:table-cell office:value-type="float" office:value="11133.3333" calcext:value-type="float">
            <text:p>11133.3333</text:p>
          </table:table-cell>
          <table:table-cell/>
          <table:table-cell office:value-type="float" office:value="42057.2222" calcext:value-type="float">
            <text:p>42057.2222</text:p>
          </table:table-cell>
          <table:table-cell office:value-type="float" office:value="11438.3333" calcext:value-type="float">
            <text:p>11438.3333</text:p>
          </table:table-cell>
        </table:table-row>
        <table:table-row table:style-name="ro1">
          <table:table-cell office:value-type="float" office:value="42853.3333" calcext:value-type="float">
            <text:p>42853.3333</text:p>
          </table:table-cell>
          <table:table-cell office:value-type="float" office:value="11297.5" calcext:value-type="float">
            <text:p>11297.5</text:p>
          </table:table-cell>
          <table:table-cell/>
          <table:table-cell office:value-type="float" office:value="42933.3333" calcext:value-type="float">
            <text:p>42933.3333</text:p>
          </table:table-cell>
          <table:table-cell office:value-type="float" office:value="11183.3333" calcext:value-type="float">
            <text:p>11183.3333</text:p>
          </table:table-cell>
          <table:table-cell/>
          <table:table-cell office:value-type="float" office:value="42102.5" calcext:value-type="float">
            <text:p>42102.5</text:p>
          </table:table-cell>
          <table:table-cell office:value-type="float" office:value="11003.6111" calcext:value-type="float">
            <text:p>11003.6111</text:p>
          </table:table-cell>
        </table:table-row>
        <table:table-row table:style-name="ro1">
          <table:table-cell office:value-type="float" office:value="42929.4444" calcext:value-type="float">
            <text:p>42929.4444</text:p>
          </table:table-cell>
          <table:table-cell office:value-type="float" office:value="11310.2778" calcext:value-type="float">
            <text:p>11310.2778</text:p>
          </table:table-cell>
          <table:table-cell/>
          <table:table-cell office:value-type="float" office:value="42853.3333" calcext:value-type="float">
            <text:p>42853.3333</text:p>
          </table:table-cell>
          <table:table-cell office:value-type="float" office:value="11297.5" calcext:value-type="float">
            <text:p>11297.5</text:p>
          </table:table-cell>
          <table:table-cell/>
          <table:table-cell office:value-type="float" office:value="42373.8889" calcext:value-type="float">
            <text:p>42373.8889</text:p>
          </table:table-cell>
          <table:table-cell office:value-type="float" office:value="11108.6111" calcext:value-type="float">
            <text:p>11108.6111</text:p>
          </table:table-cell>
        </table:table-row>
        <table:table-row table:style-name="ro1">
          <table:table-cell office:value-type="float" office:value="42983.3333" calcext:value-type="float">
            <text:p>42983.3333</text:p>
          </table:table-cell>
          <table:table-cell office:value-type="float" office:value="11416.6667" calcext:value-type="float">
            <text:p>11416.6667</text:p>
          </table:table-cell>
          <table:table-cell/>
          <table:table-cell office:value-type="float" office:value="42929.4444" calcext:value-type="float">
            <text:p>42929.4444</text:p>
          </table:table-cell>
          <table:table-cell office:value-type="float" office:value="11310.2778" calcext:value-type="float">
            <text:p>11310.2778</text:p>
          </table:table-cell>
          <table:table-cell/>
          <table:table-cell office:value-type="float" office:value="42712.5" calcext:value-type="float">
            <text:p>42712.5</text:p>
          </table:table-cell>
          <table:table-cell office:value-type="float" office:value="11155.8333" calcext:value-type="float">
            <text:p>11155.8333</text:p>
          </table:table-cell>
        </table:table-row>
        <table:table-row table:style-name="ro1">
          <table:table-cell office:value-type="float" office:value="43000.2778" calcext:value-type="float">
            <text:p>43000.2778</text:p>
          </table:table-cell>
          <table:table-cell office:value-type="float" office:value="11423.8889" calcext:value-type="float">
            <text:p>11423.8889</text:p>
          </table:table-cell>
          <table:table-cell/>
          <table:table-cell office:value-type="float" office:value="42983.3333" calcext:value-type="float">
            <text:p>42983.3333</text:p>
          </table:table-cell>
          <table:table-cell office:value-type="float" office:value="11416.6667" calcext:value-type="float">
            <text:p>11416.6667</text:p>
          </table:table-cell>
          <table:table-cell/>
          <table:table-cell office:value-type="float" office:value="42885.8333" calcext:value-type="float">
            <text:p>42885.8333</text:p>
          </table:table-cell>
          <table:table-cell office:value-type="float" office:value="11133.3333" calcext:value-type="float">
            <text:p>11133.3333</text:p>
          </table:table-cell>
        </table:table-row>
        <table:table-row table:style-name="ro1">
          <table:table-cell office:value-type="float" office:value="42057.2222" calcext:value-type="float">
            <text:p>42057.2222</text:p>
          </table:table-cell>
          <table:table-cell office:value-type="float" office:value="11438.3333" calcext:value-type="float">
            <text:p>11438.3333</text:p>
          </table:table-cell>
          <table:table-cell/>
          <table:table-cell office:value-type="float" office:value="43000.2778" calcext:value-type="float">
            <text:p>43000.2778</text:p>
          </table:table-cell>
          <table:table-cell office:value-type="float" office:value="11423.8889" calcext:value-type="float">
            <text:p>11423.8889</text:p>
          </table:table-cell>
          <table:table-cell/>
          <table:table-cell office:value-type="float" office:value="42933.3333" calcext:value-type="float">
            <text:p>42933.3333</text:p>
          </table:table-cell>
          <table:table-cell office:value-type="float" office:value="11183.3333" calcext:value-type="float">
            <text:p>11183.3333</text:p>
          </table:table-cell>
        </table:table-row>
        <table:table-row table:style-name="ro1">
          <table:table-cell office:value-type="float" office:value="43252.7778" calcext:value-type="float">
            <text:p>43252.7778</text:p>
          </table:table-cell>
          <table:table-cell office:value-type="float" office:value="11461.1111" calcext:value-type="float">
            <text:p>11461.1111</text:p>
          </table:table-cell>
          <table:table-cell/>
          <table:table-cell office:value-type="float" office:value="43252.7778" calcext:value-type="float">
            <text:p>43252.7778</text:p>
          </table:table-cell>
          <table:table-cell office:value-type="float" office:value="11461.1111" calcext:value-type="float">
            <text:p>11461.1111</text:p>
          </table:table-cell>
          <table:table-cell/>
          <table:table-cell office:value-type="float" office:value="42929.4444" calcext:value-type="float">
            <text:p>42929.4444</text:p>
          </table:table-cell>
          <table:table-cell office:value-type="float" office:value="11310.2778" calcext:value-type="float">
            <text:p>11310.2778</text:p>
          </table:table-cell>
        </table:table-row>
        <table:table-row table:style-name="ro1">
          <table:table-cell office:value-type="float" office:value="43187.2222" calcext:value-type="float">
            <text:p>43187.2222</text:p>
          </table:table-cell>
          <table:table-cell office:value-type="float" office:value="11485.5556" calcext:value-type="float">
            <text:p>11485.5556</text:p>
          </table:table-cell>
          <table:table-cell/>
          <table:table-cell office:value-type="float" office:value="43187.2222" calcext:value-type="float">
            <text:p>43187.2222</text:p>
          </table:table-cell>
          <table:table-cell office:value-type="float" office:value="11485.5556" calcext:value-type="float">
            <text:p>11485.5556</text:p>
          </table:table-cell>
          <table:table-cell/>
          <table:table-cell office:value-type="float" office:value="42853.3333" calcext:value-type="float">
            <text:p>42853.3333</text:p>
          </table:table-cell>
          <table:table-cell office:value-type="float" office:value="11297.5" calcext:value-type="float">
            <text:p>11297.5</text:p>
          </table:table-cell>
        </table:table-row>
        <table:table-row table:style-name="ro1">
          <table:table-cell office:value-type="float" office:value="42855.2778" calcext:value-type="float">
            <text:p>42855.2778</text:p>
          </table:table-cell>
          <table:table-cell office:value-type="float" office:value="11503.0556" calcext:value-type="float">
            <text:p>11503.0556</text:p>
          </table:table-cell>
          <table:table-cell/>
          <table:table-cell office:value-type="float" office:value="43136.6667" calcext:value-type="float">
            <text:p>43136.6667</text:p>
          </table:table-cell>
          <table:table-cell office:value-type="float" office:value="11569.4444" calcext:value-type="float">
            <text:p>11569.4444</text:p>
          </table:table-cell>
          <table:table-cell/>
          <table:table-cell office:value-type="float" office:value="42841.9444" calcext:value-type="float">
            <text:p>42841.9444</text:p>
          </table:table-cell>
          <table:table-cell office:value-type="float" office:value="11522.2222" calcext:value-type="float">
            <text:p>11522.2222</text:p>
          </table:table-cell>
        </table:table-row>
        <table:table-row table:style-name="ro1">
          <table:table-cell office:value-type="float" office:value="42106.3889" calcext:value-type="float">
            <text:p>42106.3889</text:p>
          </table:table-cell>
          <table:table-cell office:value-type="float" office:value="11511.3889" calcext:value-type="float">
            <text:p>11511.3889</text:p>
          </table:table-cell>
          <table:table-cell/>
          <table:table-cell office:value-type="float" office:value="43150" calcext:value-type="float">
            <text:p>43150</text:p>
          </table:table-cell>
          <table:table-cell office:value-type="float" office:value="11583.3333" calcext:value-type="float">
            <text:p>11583.3333</text:p>
          </table:table-cell>
          <table:table-cell/>
          <table:table-cell office:value-type="float" office:value="42855.2778" calcext:value-type="float">
            <text:p>42855.2778</text:p>
          </table:table-cell>
          <table:table-cell office:value-type="float" office:value="11503.0556" calcext:value-type="float">
            <text:p>11503.0556</text:p>
          </table:table-cell>
        </table:table-row>
        <table:table-row table:style-name="ro1">
          <table:table-cell office:value-type="float" office:value="42841.9444" calcext:value-type="float">
            <text:p>42841.9444</text:p>
          </table:table-cell>
          <table:table-cell office:value-type="float" office:value="11522.2222" calcext:value-type="float">
            <text:p>11522.2222</text:p>
          </table:table-cell>
          <table:table-cell/>
          <table:table-cell office:value-type="float" office:value="43148.0556" calcext:value-type="float">
            <text:p>43148.0556</text:p>
          </table:table-cell>
          <table:table-cell office:value-type="float" office:value="11595" calcext:value-type="float">
            <text:p>11595</text:p>
          </table:table-cell>
          <table:table-cell/>
          <table:table-cell office:value-type="float" office:value="42983.3333" calcext:value-type="float">
            <text:p>42983.3333</text:p>
          </table:table-cell>
          <table:table-cell office:value-type="float" office:value="11416.6667" calcext:value-type="float">
            <text:p>11416.6667</text:p>
          </table:table-cell>
        </table:table-row>
        <table:table-row table:style-name="ro1">
          <table:table-cell office:value-type="float" office:value="43136.6667" calcext:value-type="float">
            <text:p>43136.6667</text:p>
          </table:table-cell>
          <table:table-cell office:value-type="float" office:value="11569.4444" calcext:value-type="float">
            <text:p>11569.4444</text:p>
          </table:table-cell>
          <table:table-cell/>
          <table:table-cell office:value-type="float" office:value="43150" calcext:value-type="float">
            <text:p>43150</text:p>
          </table:table-cell>
          <table:table-cell office:value-type="float" office:value="11600" calcext:value-type="float">
            <text:p>11600</text:p>
          </table:table-cell>
          <table:table-cell/>
          <table:table-cell office:value-type="float" office:value="43000.2778" calcext:value-type="float">
            <text:p>43000.2778</text:p>
          </table:table-cell>
          <table:table-cell office:value-type="float" office:value="11423.8889" calcext:value-type="float">
            <text:p>11423.8889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11583.3333" calcext:value-type="float">
            <text:p>11583.3333</text:p>
          </table:table-cell>
          <table:table-cell/>
          <table:table-cell office:value-type="float" office:value="42855.2778" calcext:value-type="float">
            <text:p>42855.2778</text:p>
          </table:table-cell>
          <table:table-cell office:value-type="float" office:value="11503.0556" calcext:value-type="float">
            <text:p>11503.0556</text:p>
          </table:table-cell>
          <table:table-cell/>
          <table:table-cell office:value-type="float" office:value="43252.7778" calcext:value-type="float">
            <text:p>43252.7778</text:p>
          </table:table-cell>
          <table:table-cell office:value-type="float" office:value="11461.1111" calcext:value-type="float">
            <text:p>11461.1111</text:p>
          </table:table-cell>
        </table:table-row>
        <table:table-row table:style-name="ro1">
          <table:table-cell office:value-type="float" office:value="43148.0556" calcext:value-type="float">
            <text:p>43148.0556</text:p>
          </table:table-cell>
          <table:table-cell office:value-type="float" office:value="11595" calcext:value-type="float">
            <text:p>11595</text:p>
          </table:table-cell>
          <table:table-cell/>
          <table:table-cell office:value-type="float" office:value="42841.9444" calcext:value-type="float">
            <text:p>42841.9444</text:p>
          </table:table-cell>
          <table:table-cell office:value-type="float" office:value="11522.2222" calcext:value-type="float">
            <text:p>11522.2222</text:p>
          </table:table-cell>
          <table:table-cell/>
          <table:table-cell office:value-type="float" office:value="43187.2222" calcext:value-type="float">
            <text:p>43187.2222</text:p>
          </table:table-cell>
          <table:table-cell office:value-type="float" office:value="11485.5556" calcext:value-type="float">
            <text:p>11485.5556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11600" calcext:value-type="float">
            <text:p>11600</text:p>
          </table:table-cell>
          <table:table-cell/>
          <table:table-cell office:value-type="float" office:value="42686.6667" calcext:value-type="float">
            <text:p>42686.6667</text:p>
          </table:table-cell>
          <table:table-cell office:value-type="float" office:value="11690.5556" calcext:value-type="float">
            <text:p>11690.5556</text:p>
          </table:table-cell>
          <table:table-cell/>
          <table:table-cell office:value-type="float" office:value="43136.6667" calcext:value-type="float">
            <text:p>43136.6667</text:p>
          </table:table-cell>
          <table:table-cell office:value-type="float" office:value="11569.4444" calcext:value-type="float">
            <text:p>11569.4444</text:p>
          </table:table-cell>
        </table:table-row>
        <table:table-row table:style-name="ro1">
          <table:table-cell office:value-type="float" office:value="42686.6667" calcext:value-type="float">
            <text:p>42686.6667</text:p>
          </table:table-cell>
          <table:table-cell office:value-type="float" office:value="11690.5556" calcext:value-type="float">
            <text:p>11690.5556</text:p>
          </table:table-cell>
          <table:table-cell/>
          <table:table-cell office:value-type="float" office:value="42106.3889" calcext:value-type="float">
            <text:p>42106.3889</text:p>
          </table:table-cell>
          <table:table-cell office:value-type="float" office:value="11511.3889" calcext:value-type="float">
            <text:p>11511.3889</text:p>
          </table:table-cell>
          <table:table-cell/>
          <table:table-cell office:value-type="float" office:value="43150" calcext:value-type="float">
            <text:p>43150</text:p>
          </table:table-cell>
          <table:table-cell office:value-type="float" office:value="11583.3333" calcext:value-type="float">
            <text:p>11583.3333</text:p>
          </table:table-cell>
        </table:table-row>
        <table:table-row table:style-name="ro1">
          <table:table-cell office:value-type="float" office:value="41836.1111" calcext:value-type="float">
            <text:p>41836.1111</text:p>
          </table:table-cell>
          <table:table-cell office:value-type="float" office:value="11715.8333" calcext:value-type="float">
            <text:p>11715.8333</text:p>
          </table:table-cell>
          <table:table-cell/>
          <table:table-cell office:value-type="float" office:value="42057.2222" calcext:value-type="float">
            <text:p>42057.2222</text:p>
          </table:table-cell>
          <table:table-cell office:value-type="float" office:value="11438.3333" calcext:value-type="float">
            <text:p>11438.3333</text:p>
          </table:table-cell>
          <table:table-cell/>
          <table:table-cell office:value-type="float" office:value="43148.0556" calcext:value-type="float">
            <text:p>43148.0556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float" office:value="42814.4444" calcext:value-type="float">
            <text:p>42814.4444</text:p>
          </table:table-cell>
          <table:table-cell office:value-type="float" office:value="11751.1111" calcext:value-type="float">
            <text:p>11751.1111</text:p>
          </table:table-cell>
          <table:table-cell/>
          <table:table-cell office:value-type="float" office:value="41836.1111" calcext:value-type="float">
            <text:p>41836.1111</text:p>
          </table:table-cell>
          <table:table-cell office:value-type="float" office:value="11715.8333" calcext:value-type="float">
            <text:p>11715.8333</text:p>
          </table:table-cell>
          <table:table-cell/>
          <table:table-cell office:value-type="float" office:value="43150" calcext:value-type="float">
            <text:p>4315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42651.9444" calcext:value-type="float">
            <text:p>42651.9444</text:p>
          </table:table-cell>
          <table:table-cell office:value-type="float" office:value="11770.2778" calcext:value-type="float">
            <text:p>11770.2778</text:p>
          </table:table-cell>
          <table:table-cell/>
          <table:table-cell office:value-type="float" office:value="42660.5556" calcext:value-type="float">
            <text:p>42660.5556</text:p>
          </table:table-cell>
          <table:table-cell office:value-type="float" office:value="11846.9444" calcext:value-type="float">
            <text:p>11846.9444</text:p>
          </table:table-cell>
          <table:table-cell/>
          <table:table-cell office:value-type="float" office:value="42814.4444" calcext:value-type="float">
            <text:p>42814.4444</text:p>
          </table:table-cell>
          <table:table-cell office:value-type="float" office:value="11751.1111" calcext:value-type="float">
            <text:p>11751.1111</text:p>
          </table:table-cell>
        </table:table-row>
        <table:table-row table:style-name="ro1">
          <table:table-cell office:value-type="float" office:value="42884.4444" calcext:value-type="float">
            <text:p>42884.4444</text:p>
          </table:table-cell>
          <table:table-cell office:value-type="float" office:value="11785.2778" calcext:value-type="float">
            <text:p>11785.2778</text:p>
          </table:table-cell>
          <table:table-cell/>
          <table:table-cell office:value-type="float" office:value="42673.6111" calcext:value-type="float">
            <text:p>42673.6111</text:p>
          </table:table-cell>
          <table:table-cell office:value-type="float" office:value="11822.7778" calcext:value-type="float">
            <text:p>11822.7778</text:p>
          </table:table-cell>
          <table:table-cell/>
          <table:table-cell office:value-type="float" office:value="42884.4444" calcext:value-type="float">
            <text:p>42884.4444</text:p>
          </table:table-cell>
          <table:table-cell office:value-type="float" office:value="11785.2778" calcext:value-type="float">
            <text:p>11785.2778</text:p>
          </table:table-cell>
        </table:table-row>
        <table:table-row table:style-name="ro1">
          <table:table-cell office:value-type="float" office:value="42673.6111" calcext:value-type="float">
            <text:p>42673.6111</text:p>
          </table:table-cell>
          <table:table-cell office:value-type="float" office:value="11822.7778" calcext:value-type="float">
            <text:p>11822.7778</text:p>
          </table:table-cell>
          <table:table-cell/>
          <table:table-cell office:value-type="float" office:value="42651.9444" calcext:value-type="float">
            <text:p>42651.9444</text:p>
          </table:table-cell>
          <table:table-cell office:value-type="float" office:value="11770.2778" calcext:value-type="float">
            <text:p>11770.2778</text:p>
          </table:table-cell>
          <table:table-cell/>
          <table:table-cell office:value-type="float" office:value="43026.1111" calcext:value-type="float">
            <text:p>43026.1111</text:p>
          </table:table-cell>
          <table:table-cell office:value-type="float" office:value="11973.0556" calcext:value-type="float">
            <text:p>11973.0556</text:p>
          </table:table-cell>
        </table:table-row>
        <table:table-row table:style-name="ro1">
          <table:table-cell office:value-type="float" office:value="42660.5556" calcext:value-type="float">
            <text:p>42660.5556</text:p>
          </table:table-cell>
          <table:table-cell office:value-type="float" office:value="11846.9444" calcext:value-type="float">
            <text:p>11846.9444</text:p>
          </table:table-cell>
          <table:table-cell/>
          <table:table-cell office:value-type="float" office:value="42814.444" calcext:value-type="float">
            <text:p>42814.444</text:p>
          </table:table-cell>
          <table:table-cell office:value-type="float" office:value="11751.111" calcext:value-type="float">
            <text:p>11751.111</text:p>
          </table:table-cell>
          <table:table-cell/>
          <table:table-cell office:value-type="float" office:value="43290.5556" calcext:value-type="float">
            <text:p>43290.5556</text:p>
          </table:table-cell>
          <table:table-cell office:value-type="float" office:value="11963.0556" calcext:value-type="float">
            <text:p>11963.0556</text:p>
          </table:table-cell>
        </table:table-row>
        <table:table-row table:style-name="ro1">
          <table:table-cell office:value-type="float" office:value="43290.5556" calcext:value-type="float">
            <text:p>43290.5556</text:p>
          </table:table-cell>
          <table:table-cell office:value-type="float" office:value="11963.0556" calcext:value-type="float">
            <text:p>11963.0556</text:p>
          </table:table-cell>
          <table:table-cell/>
          <table:table-cell office:value-type="float" office:value="42884.4444" calcext:value-type="float">
            <text:p>42884.4444</text:p>
          </table:table-cell>
          <table:table-cell office:value-type="float" office:value="11785.2778" calcext:value-type="float">
            <text:p>11785.2778</text:p>
          </table:table-cell>
          <table:table-cell/>
          <table:table-cell office:value-type="float" office:value="43355.5556" calcext:value-type="float">
            <text:p>43355.5556</text:p>
          </table:table-cell>
          <table:table-cell office:value-type="float" office:value="12286.9444" calcext:value-type="float">
            <text:p>12286.9444</text:p>
          </table:table-cell>
        </table:table-row>
        <table:table-row table:style-name="ro1">
          <table:table-cell office:value-type="float" office:value="43026.1111" calcext:value-type="float">
            <text:p>43026.1111</text:p>
          </table:table-cell>
          <table:table-cell office:value-type="float" office:value="11973.0556" calcext:value-type="float">
            <text:p>11973.0556</text:p>
          </table:table-cell>
          <table:table-cell/>
          <table:table-cell office:value-type="float" office:value="43026.1111" calcext:value-type="float">
            <text:p>43026.1111</text:p>
          </table:table-cell>
          <table:table-cell office:value-type="float" office:value="11973.0556" calcext:value-type="float">
            <text:p>11973.0556</text:p>
          </table:table-cell>
          <table:table-cell/>
          <table:table-cell office:value-type="float" office:value="43334.7222" calcext:value-type="float">
            <text:p>43334.7222</text:p>
          </table:table-cell>
          <table:table-cell office:value-type="float" office:value="12386.6667" calcext:value-type="float">
            <text:p>12386.6667</text:p>
          </table:table-cell>
        </table:table-row>
        <table:table-row table:style-name="ro1">
          <table:table-cell office:value-type="float" office:value="42195.5556" calcext:value-type="float">
            <text:p>42195.5556</text:p>
          </table:table-cell>
          <table:table-cell office:value-type="float" office:value="12058.3333" calcext:value-type="float">
            <text:p>12058.3333</text:p>
          </table:table-cell>
          <table:table-cell/>
          <table:table-cell office:value-type="float" office:value="43290.5556" calcext:value-type="float">
            <text:p>43290.5556</text:p>
          </table:table-cell>
          <table:table-cell office:value-type="float" office:value="11963.0556" calcext:value-type="float">
            <text:p>11963.0556</text:p>
          </table:table-cell>
          <table:table-cell/>
          <table:table-cell office:value-type="float" office:value="43189.1667" calcext:value-type="float">
            <text:p>43189.1667</text:p>
          </table:table-cell>
          <table:table-cell office:value-type="float" office:value="12363.3333" calcext:value-type="float">
            <text:p>12363.3333</text:p>
          </table:table-cell>
        </table:table-row>
        <table:table-row table:style-name="ro1">
          <table:table-cell office:value-type="float" office:value="42477.5" calcext:value-type="float">
            <text:p>42477.5</text:p>
          </table:table-cell>
          <table:table-cell office:value-type="float" office:value="12149.4444" calcext:value-type="float">
            <text:p>12149.4444</text:p>
          </table:table-cell>
          <table:table-cell/>
          <table:table-cell office:value-type="float" office:value="43355.5556" calcext:value-type="float">
            <text:p>43355.5556</text:p>
          </table:table-cell>
          <table:table-cell office:value-type="float" office:value="12286.9444" calcext:value-type="float">
            <text:p>12286.9444</text:p>
          </table:table-cell>
          <table:table-cell/>
          <table:table-cell office:value-type="float" office:value="43156.3889" calcext:value-type="float">
            <text:p>43156.3889</text:p>
          </table:table-cell>
          <table:table-cell office:value-type="float" office:value="12355.8333" calcext:value-type="float">
            <text:p>12355.8333</text:p>
          </table:table-cell>
        </table:table-row>
        <table:table-row table:style-name="ro1">
          <table:table-cell office:value-type="float" office:value="43355.5556" calcext:value-type="float">
            <text:p>43355.5556</text:p>
          </table:table-cell>
          <table:table-cell office:value-type="float" office:value="12286.9444" calcext:value-type="float">
            <text:p>12286.9444</text:p>
          </table:table-cell>
          <table:table-cell/>
          <table:table-cell office:value-type="float" office:value="43334.7222" calcext:value-type="float">
            <text:p>43334.7222</text:p>
          </table:table-cell>
          <table:table-cell office:value-type="float" office:value="12386.6667" calcext:value-type="float">
            <text:p>12386.6667</text:p>
          </table:table-cell>
          <table:table-cell/>
          <table:table-cell office:value-type="float" office:value="42973.3333" calcext:value-type="float">
            <text:p>42973.3333</text:p>
          </table:table-cell>
          <table:table-cell office:value-type="float" office:value="12645" calcext:value-type="float">
            <text:p>12645</text:p>
          </table:table-cell>
        </table:table-row>
        <table:table-row table:style-name="ro1">
          <table:table-cell office:value-type="float" office:value="42433.3333" calcext:value-type="float">
            <text:p>42433.3333</text:p>
          </table:table-cell>
          <table:table-cell office:value-type="float" office:value="12300" calcext:value-type="float">
            <text:p>12300</text:p>
          </table:table-cell>
          <table:table-cell/>
          <table:table-cell office:value-type="float" office:value="43189.1667" calcext:value-type="float">
            <text:p>43189.1667</text:p>
          </table:table-cell>
          <table:table-cell office:value-type="float" office:value="12363.3333" calcext:value-type="float">
            <text:p>12363.3333</text:p>
          </table:table-cell>
          <table:table-cell/>
          <table:table-cell office:value-type="float" office:value="42895.5556" calcext:value-type="float">
            <text:p>42895.5556</text:p>
          </table:table-cell>
          <table:table-cell office:value-type="float" office:value="12421.6667" calcext:value-type="float">
            <text:p>12421.6667</text:p>
          </table:table-cell>
        </table:table-row>
        <table:table-row table:style-name="ro1">
          <table:table-cell office:value-type="float" office:value="43156.3889" calcext:value-type="float">
            <text:p>43156.3889</text:p>
          </table:table-cell>
          <table:table-cell office:value-type="float" office:value="12355.8333" calcext:value-type="float">
            <text:p>12355.8333</text:p>
          </table:table-cell>
          <table:table-cell/>
          <table:table-cell office:value-type="float" office:value="43156.3889" calcext:value-type="float">
            <text:p>43156.3889</text:p>
          </table:table-cell>
          <table:table-cell office:value-type="float" office:value="12355.8333" calcext:value-type="float">
            <text:p>12355.8333</text:p>
          </table:table-cell>
          <table:table-cell/>
          <table:table-cell office:value-type="float" office:value="42711.3889" calcext:value-type="float">
            <text:p>42711.3889</text:p>
          </table:table-cell>
          <table:table-cell office:value-type="float" office:value="12372.7778" calcext:value-type="float">
            <text:p>12372.7778</text:p>
          </table:table-cell>
        </table:table-row>
        <table:table-row table:style-name="ro1">
          <table:table-cell office:value-type="float" office:value="43189.1667" calcext:value-type="float">
            <text:p>43189.1667</text:p>
          </table:table-cell>
          <table:table-cell office:value-type="float" office:value="12363.3333" calcext:value-type="float">
            <text:p>12363.3333</text:p>
          </table:table-cell>
          <table:table-cell/>
          <table:table-cell office:value-type="float" office:value="42973.3333" calcext:value-type="float">
            <text:p>42973.3333</text:p>
          </table:table-cell>
          <table:table-cell office:value-type="float" office:value="12645" calcext:value-type="float">
            <text:p>12645</text:p>
          </table:table-cell>
          <table:table-cell/>
          <table:table-cell office:value-type="float" office:value="42433.3333" calcext:value-type="float">
            <text:p>42433.3333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42711.3889" calcext:value-type="float">
            <text:p>42711.3889</text:p>
          </table:table-cell>
          <table:table-cell office:value-type="float" office:value="12372.7778" calcext:value-type="float">
            <text:p>12372.7778</text:p>
          </table:table-cell>
          <table:table-cell/>
          <table:table-cell office:value-type="float" office:value="42895.5556" calcext:value-type="float">
            <text:p>42895.5556</text:p>
          </table:table-cell>
          <table:table-cell office:value-type="float" office:value="12421.6667" calcext:value-type="float">
            <text:p>12421.6667</text:p>
          </table:table-cell>
          <table:table-cell/>
          <table:table-cell office:value-type="float" office:value="42477.5" calcext:value-type="float">
            <text:p>42477.5</text:p>
          </table:table-cell>
          <table:table-cell office:value-type="float" office:value="12149.4444" calcext:value-type="float">
            <text:p>12149.4444</text:p>
          </table:table-cell>
        </table:table-row>
        <table:table-row table:style-name="ro1">
          <table:table-cell office:value-type="float" office:value="43334.7222" calcext:value-type="float">
            <text:p>43334.7222</text:p>
          </table:table-cell>
          <table:table-cell office:value-type="float" office:value="12386.6667" calcext:value-type="float">
            <text:p>12386.6667</text:p>
          </table:table-cell>
          <table:table-cell/>
          <table:table-cell office:value-type="float" office:value="42711.3889" calcext:value-type="float">
            <text:p>42711.3889</text:p>
          </table:table-cell>
          <table:table-cell office:value-type="float" office:value="12372.7778" calcext:value-type="float">
            <text:p>12372.7778</text:p>
          </table:table-cell>
          <table:table-cell/>
          <table:table-cell office:value-type="float" office:value="42660.5556" calcext:value-type="float">
            <text:p>42660.5556</text:p>
          </table:table-cell>
          <table:table-cell office:value-type="float" office:value="11846.9444" calcext:value-type="float">
            <text:p>11846.9444</text:p>
          </table:table-cell>
        </table:table-row>
        <table:table-row table:style-name="ro1">
          <table:table-cell office:value-type="float" office:value="42895.5556" calcext:value-type="float">
            <text:p>42895.5556</text:p>
          </table:table-cell>
          <table:table-cell office:value-type="float" office:value="12421.6667" calcext:value-type="float">
            <text:p>12421.6667</text:p>
          </table:table-cell>
          <table:table-cell/>
          <table:table-cell office:value-type="float" office:value="42433.3333" calcext:value-type="float">
            <text:p>42433.3333</text:p>
          </table:table-cell>
          <table:table-cell office:value-type="float" office:value="12300" calcext:value-type="float">
            <text:p>12300</text:p>
          </table:table-cell>
          <table:table-cell/>
          <table:table-cell office:value-type="float" office:value="42673.6111" calcext:value-type="float">
            <text:p>42673.6111</text:p>
          </table:table-cell>
          <table:table-cell office:value-type="float" office:value="11822.7778" calcext:value-type="float">
            <text:p>11822.7778</text:p>
          </table:table-cell>
        </table:table-row>
        <table:table-row table:style-name="ro1">
          <table:table-cell office:value-type="float" office:value="42973.3333" calcext:value-type="float">
            <text:p>42973.3333</text:p>
          </table:table-cell>
          <table:table-cell office:value-type="float" office:value="12645" calcext:value-type="float">
            <text:p>12645</text:p>
          </table:table-cell>
          <table:table-cell/>
          <table:table-cell office:value-type="float" office:value="42477.5" calcext:value-type="float">
            <text:p>42477.5</text:p>
          </table:table-cell>
          <table:table-cell office:value-type="float" office:value="12149.4444" calcext:value-type="float">
            <text:p>12149.4444</text:p>
          </table:table-cell>
          <table:table-cell/>
          <table:table-cell office:value-type="float" office:value="42651.9444" calcext:value-type="float">
            <text:p>42651.9444</text:p>
          </table:table-cell>
          <table:table-cell office:value-type="float" office:value="11770.2778" calcext:value-type="float">
            <text:p>11770.2778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42195.5556" calcext:value-type="float">
            <text:p>42195.5556</text:p>
          </table:table-cell>
          <table:table-cell office:value-type="float" office:value="12058.3333" calcext:value-type="float">
            <text:p>12058.3333</text:p>
          </table:table-cell>
          <table:table-cell/>
          <table:table-cell office:value-type="float" office:value="42686.6667" calcext:value-type="float">
            <text:p>42686.6667</text:p>
          </table:table-cell>
          <table:table-cell office:value-type="float" office:value="11690.5556" calcext:value-type="float">
            <text:p>11690.5556</text:p>
          </table:table-cell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ist=</text:p>
          </table:table-cell>
          <table:table-cell office:value-type="float" office:value="7086.8832638" calcext:value-type="float">
            <text:p>7086.8832638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09:16:41.141785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09:13:59.672917245</meta:creation-date>
    <dc:date>2016-04-26T09:52:33.452075632</dc:date>
    <meta:editing-duration>PT18M3S</meta:editing-duration>
    <meta:editing-cycles>3</meta:editing-cycles>
    <meta:generator>LibreOffice/5.0.3.2$Linux_X86_64 LibreOffice_project/00m0$Build-2</meta:generator>
    <meta:document-statistic meta:table-count="1" meta:cell-count="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31cm" svg:height="18.01cm" xlink:href=".." xlink:type="simple" chart:class="chart:scatter" chart:style-name="ch1">
        <chart:plot-area chart:style-name="ch2" table:cell-range-address="Sheet1.D2:Sheet1.E39" svg:x="0.294cm" svg:y="0.36cm" svg:width="14.143cm" svg:height="17.29cm">
          <chartooo:coordinate-region svg:x="1.471cm" svg:y="0.559cm" svg:width="12.501cm" svg:height="16.44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9" chart:class="chart:scatter">
            <chart:domain table:cell-range-address="Sheet1.D2:Sheet1.D39"/>
            <chart:data-point chart:repeated="37"/>
            <chart:data-point chart:style-name="ch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02.5">
                <text:p>42102.5</text:p>
                <draw:g>
                  <svg:desc>Sheet1.D2:Sheet1.D39</svg:desc>
                </draw:g>
              </table:table-cell>
              <table:table-cell office:value-type="float" office:value="11003.6111">
                <text:p>11003.6111</text:p>
                <draw:g>
                  <svg:desc>Sheet1.E2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73.8889">
                <text:p>42373.8889</text:p>
              </table:table-cell>
              <table:table-cell office:value-type="float" office:value="11108.6111">
                <text:p>11108.6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12.5">
                <text:p>42712.5</text:p>
              </table:table-cell>
              <table:table-cell office:value-type="float" office:value="11155.8333">
                <text:p>11155.8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85.8333">
                <text:p>42885.8333</text:p>
              </table:table-cell>
              <table:table-cell office:value-type="float" office:value="11133.3333">
                <text:p>11133.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33.3333">
                <text:p>42933.3333</text:p>
              </table:table-cell>
              <table:table-cell office:value-type="float" office:value="11183.3333">
                <text:p>11183.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853.3333">
                <text:p>42853.3333</text:p>
              </table:table-cell>
              <table:table-cell office:value-type="float" office:value="11297.5">
                <text:p>112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29.4444">
                <text:p>42929.4444</text:p>
              </table:table-cell>
              <table:table-cell office:value-type="float" office:value="11310.2778">
                <text:p>11310.2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83.3333">
                <text:p>42983.3333</text:p>
              </table:table-cell>
              <table:table-cell office:value-type="float" office:value="11416.6667">
                <text:p>11416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00.2778">
                <text:p>43000.2778</text:p>
              </table:table-cell>
              <table:table-cell office:value-type="float" office:value="11423.8889">
                <text:p>11423.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52.7778">
                <text:p>43252.7778</text:p>
              </table:table-cell>
              <table:table-cell office:value-type="float" office:value="11461.1111">
                <text:p>11461.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87.2222">
                <text:p>43187.2222</text:p>
              </table:table-cell>
              <table:table-cell office:value-type="float" office:value="11485.5556">
                <text:p>11485.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36.6667">
                <text:p>43136.6667</text:p>
              </table:table-cell>
              <table:table-cell office:value-type="float" office:value="11569.4444">
                <text:p>11569.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50">
                <text:p>43150</text:p>
              </table:table-cell>
              <table:table-cell office:value-type="float" office:value="11583.3333">
                <text:p>11583.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48.0556">
                <text:p>43148.0556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50">
                <text:p>43150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55.2778">
                <text:p>42855.2778</text:p>
              </table:table-cell>
              <table:table-cell office:value-type="float" office:value="11503.0556">
                <text:p>11503.0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41.9444">
                <text:p>42841.9444</text:p>
              </table:table-cell>
              <table:table-cell office:value-type="float" office:value="11522.2222">
                <text:p>11522.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86.6667">
                <text:p>42686.6667</text:p>
              </table:table-cell>
              <table:table-cell office:value-type="float" office:value="11690.5556">
                <text:p>11690.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106.3889">
                <text:p>42106.3889</text:p>
              </table:table-cell>
              <table:table-cell office:value-type="float" office:value="11511.3889">
                <text:p>11511.3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57.2222">
                <text:p>42057.2222</text:p>
              </table:table-cell>
              <table:table-cell office:value-type="float" office:value="11438.3333">
                <text:p>11438.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836.1111">
                <text:p>41836.1111</text:p>
              </table:table-cell>
              <table:table-cell office:value-type="float" office:value="11715.8333">
                <text:p>11715.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660.5556">
                <text:p>42660.5556</text:p>
              </table:table-cell>
              <table:table-cell office:value-type="float" office:value="11846.9444">
                <text:p>11846.9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673.6111">
                <text:p>42673.6111</text:p>
              </table:table-cell>
              <table:table-cell office:value-type="float" office:value="11822.7778">
                <text:p>11822.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51.9444">
                <text:p>42651.9444</text:p>
              </table:table-cell>
              <table:table-cell office:value-type="float" office:value="11770.2778">
                <text:p>11770.2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814.444">
                <text:p>42814.444</text:p>
              </table:table-cell>
              <table:table-cell office:value-type="float" office:value="11751.111">
                <text:p>11751.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884.4444">
                <text:p>42884.4444</text:p>
              </table:table-cell>
              <table:table-cell office:value-type="float" office:value="11785.2778">
                <text:p>11785.2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26.1111">
                <text:p>43026.1111</text:p>
              </table:table-cell>
              <table:table-cell office:value-type="float" office:value="11973.0556">
                <text:p>11973.0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90.5556">
                <text:p>43290.5556</text:p>
              </table:table-cell>
              <table:table-cell office:value-type="float" office:value="11963.0556">
                <text:p>11963.0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55.5556">
                <text:p>43355.5556</text:p>
              </table:table-cell>
              <table:table-cell office:value-type="float" office:value="12286.9444">
                <text:p>12286.9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334.7222">
                <text:p>43334.7222</text:p>
              </table:table-cell>
              <table:table-cell office:value-type="float" office:value="12386.6667">
                <text:p>12386.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89.1667">
                <text:p>43189.1667</text:p>
              </table:table-cell>
              <table:table-cell office:value-type="float" office:value="12363.3333">
                <text:p>12363.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56.3889">
                <text:p>43156.3889</text:p>
              </table:table-cell>
              <table:table-cell office:value-type="float" office:value="12355.8333">
                <text:p>12355.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73.3333">
                <text:p>42973.3333</text:p>
              </table:table-cell>
              <table:table-cell office:value-type="float" office:value="12645">
                <text:p>12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895.5556">
                <text:p>42895.5556</text:p>
              </table:table-cell>
              <table:table-cell office:value-type="float" office:value="12421.6667">
                <text:p>12421.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711.3889">
                <text:p>42711.3889</text:p>
              </table:table-cell>
              <table:table-cell office:value-type="float" office:value="12372.7778">
                <text:p>12372.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33.3333">
                <text:p>42433.3333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77.5">
                <text:p>42477.5</text:p>
              </table:table-cell>
              <table:table-cell office:value-type="float" office:value="12149.4444">
                <text:p>12149.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95.5556">
                <text:p>42195.5556</text:p>
              </table:table-cell>
              <table:table-cell office:value-type="float" office:value="12058.3333">
                <text:p>12058.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97cm" svg:height="17.904cm" xlink:href=".." xlink:type="simple" chart:class="chart:scatter" chart:style-name="ch1">
        <chart:legend chart:legend-position="end" svg:x="13.945cm" svg:y="8.653cm" style:legend-expansion="high" chart:style-name="ch2"/>
        <chart:plot-area chart:style-name="ch3" table:cell-range-address="Sheet1.G2:Sheet1.H39" svg:x="0.335cm" svg:y="0.358cm" svg:width="13.275cm" svg:height="17.188cm">
          <chartooo:coordinate-region svg:x="1.512cm" svg:y="0.557cm" svg:width="11.633cm" svg:height="16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9" chart:class="chart:scatter">
            <chart:domain table:cell-range-address="Sheet1.G2:Sheet1.G39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95.5556">
                <text:p>42195.5556</text:p>
                <draw:g>
                  <svg:desc>Sheet1.G2:Sheet1.G39</svg:desc>
                </draw:g>
              </table:table-cell>
              <table:table-cell office:value-type="float" office:value="12058.3333">
                <text:p>12058.3333</text:p>
                <draw:g>
                  <svg:desc>Sheet1.H2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836.1111">
                <text:p>41836.1111</text:p>
              </table:table-cell>
              <table:table-cell office:value-type="float" office:value="11715.8333">
                <text:p>11715.8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06.3889">
                <text:p>42106.3889</text:p>
              </table:table-cell>
              <table:table-cell office:value-type="float" office:value="11511.3889">
                <text:p>11511.3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57.2222">
                <text:p>42057.2222</text:p>
              </table:table-cell>
              <table:table-cell office:value-type="float" office:value="11438.3333">
                <text:p>11438.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2.5">
                <text:p>42102.5</text:p>
              </table:table-cell>
              <table:table-cell office:value-type="float" office:value="11003.6111">
                <text:p>11003.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73.8889">
                <text:p>42373.8889</text:p>
              </table:table-cell>
              <table:table-cell office:value-type="float" office:value="11108.6111">
                <text:p>11108.6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12.5">
                <text:p>42712.5</text:p>
              </table:table-cell>
              <table:table-cell office:value-type="float" office:value="11155.8333">
                <text:p>11155.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85.8333">
                <text:p>42885.8333</text:p>
              </table:table-cell>
              <table:table-cell office:value-type="float" office:value="11133.3333">
                <text:p>11133.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33.3333">
                <text:p>42933.3333</text:p>
              </table:table-cell>
              <table:table-cell office:value-type="float" office:value="11183.3333">
                <text:p>11183.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29.4444">
                <text:p>42929.4444</text:p>
              </table:table-cell>
              <table:table-cell office:value-type="float" office:value="11310.2778">
                <text:p>11310.2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53.3333">
                <text:p>42853.3333</text:p>
              </table:table-cell>
              <table:table-cell office:value-type="float" office:value="11297.5">
                <text:p>1129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41.9444">
                <text:p>42841.9444</text:p>
              </table:table-cell>
              <table:table-cell office:value-type="float" office:value="11522.2222">
                <text:p>11522.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55.2778">
                <text:p>42855.2778</text:p>
              </table:table-cell>
              <table:table-cell office:value-type="float" office:value="11503.0556">
                <text:p>11503.0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83.3333">
                <text:p>42983.3333</text:p>
              </table:table-cell>
              <table:table-cell office:value-type="float" office:value="11416.6667">
                <text:p>11416.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00.2778">
                <text:p>43000.2778</text:p>
              </table:table-cell>
              <table:table-cell office:value-type="float" office:value="11423.8889">
                <text:p>11423.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52.7778">
                <text:p>43252.7778</text:p>
              </table:table-cell>
              <table:table-cell office:value-type="float" office:value="11461.1111">
                <text:p>11461.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87.2222">
                <text:p>43187.2222</text:p>
              </table:table-cell>
              <table:table-cell office:value-type="float" office:value="11485.5556">
                <text:p>11485.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36.6667">
                <text:p>43136.6667</text:p>
              </table:table-cell>
              <table:table-cell office:value-type="float" office:value="11569.4444">
                <text:p>11569.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50">
                <text:p>43150</text:p>
              </table:table-cell>
              <table:table-cell office:value-type="float" office:value="11583.3333">
                <text:p>11583.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48.0556">
                <text:p>43148.0556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50">
                <text:p>43150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14.4444">
                <text:p>42814.4444</text:p>
              </table:table-cell>
              <table:table-cell office:value-type="float" office:value="11751.1111">
                <text:p>11751.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884.4444">
                <text:p>42884.4444</text:p>
              </table:table-cell>
              <table:table-cell office:value-type="float" office:value="11785.2778">
                <text:p>11785.2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26.1111">
                <text:p>43026.1111</text:p>
              </table:table-cell>
              <table:table-cell office:value-type="float" office:value="11973.0556">
                <text:p>11973.0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90.5556">
                <text:p>43290.5556</text:p>
              </table:table-cell>
              <table:table-cell office:value-type="float" office:value="11963.0556">
                <text:p>11963.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355.5556">
                <text:p>43355.5556</text:p>
              </table:table-cell>
              <table:table-cell office:value-type="float" office:value="12286.9444">
                <text:p>12286.9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334.7222">
                <text:p>43334.7222</text:p>
              </table:table-cell>
              <table:table-cell office:value-type="float" office:value="12386.6667">
                <text:p>12386.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89.1667">
                <text:p>43189.1667</text:p>
              </table:table-cell>
              <table:table-cell office:value-type="float" office:value="12363.3333">
                <text:p>12363.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56.3889">
                <text:p>43156.3889</text:p>
              </table:table-cell>
              <table:table-cell office:value-type="float" office:value="12355.8333">
                <text:p>12355.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73.3333">
                <text:p>42973.3333</text:p>
              </table:table-cell>
              <table:table-cell office:value-type="float" office:value="12645">
                <text:p>12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895.5556">
                <text:p>42895.5556</text:p>
              </table:table-cell>
              <table:table-cell office:value-type="float" office:value="12421.6667">
                <text:p>12421.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711.3889">
                <text:p>42711.3889</text:p>
              </table:table-cell>
              <table:table-cell office:value-type="float" office:value="12372.7778">
                <text:p>12372.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33.3333">
                <text:p>42433.3333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77.5">
                <text:p>42477.5</text:p>
              </table:table-cell>
              <table:table-cell office:value-type="float" office:value="12149.4444">
                <text:p>12149.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60.5556">
                <text:p>42660.5556</text:p>
              </table:table-cell>
              <table:table-cell office:value-type="float" office:value="11846.9444">
                <text:p>11846.9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673.6111">
                <text:p>42673.6111</text:p>
              </table:table-cell>
              <table:table-cell office:value-type="float" office:value="11822.7778">
                <text:p>11822.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51.9444">
                <text:p>42651.9444</text:p>
              </table:table-cell>
              <table:table-cell office:value-type="float" office:value="11770.2778">
                <text:p>11770.2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86.6667">
                <text:p>42686.6667</text:p>
              </table:table-cell>
              <table:table-cell office:value-type="float" office:value="11690.5556">
                <text:p>11690.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